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officeooo:paragraph-rsid="00133225" style:font-size-asian="10pt" style:font-size-complex="10pt"/>
    </style:style>
    <style:style style:name="P2" style:family="paragraph" style:parent-style-name="Standard">
      <style:text-properties fo:color="#0066cc" style:font-name="Verdana" fo:font-size="10pt" fo:font-weight="bold" officeooo:paragraph-rsid="00195cb6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Verdana" fo:font-size="10pt" officeooo:rsid="00133225" officeooo:paragraph-rsid="00133225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9.5pt" officeooo:paragraph-rsid="00133225" style:font-size-asian="9.5pt" style:font-size-complex="9.5pt"/>
    </style:style>
    <style:style style:name="P5" style:family="paragraph" style:parent-style-name="Standard">
      <style:text-properties style:font-name="Verdana" fo:font-size="9.5pt" officeooo:rsid="00133225" officeooo:paragraph-rsid="00133225" style:font-size-asian="9.5pt" style:font-size-complex="9.5pt"/>
    </style:style>
    <style:style style:name="P6" style:family="paragraph" style:parent-style-name="Standard">
      <style:text-properties style:font-name="Verdana" fo:font-size="9.5pt" officeooo:rsid="00133225" officeooo:paragraph-rsid="0019c210" style:font-size-asian="9.5pt" style:font-size-complex="9.5pt"/>
    </style:style>
    <style:style style:name="P7" style:family="paragraph" style:parent-style-name="Standard">
      <style:text-properties style:font-name="Verdana" fo:font-size="9.5pt" officeooo:rsid="00133225" officeooo:paragraph-rsid="001ba7b1" style:font-size-asian="9.5pt" style:font-size-complex="9.5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9.5pt" officeooo:rsid="00133225" officeooo:paragraph-rsid="00133225" style:font-size-asian="9.5pt" style:font-size-complex="9.5pt"/>
    </style:style>
    <style:style style:name="P9" style:family="paragraph" style:parent-style-name="Standard">
      <style:text-properties style:font-name="Verdana" fo:font-size="9.5pt" officeooo:rsid="00133225" officeooo:paragraph-rsid="00195cb6" style:font-size-asian="9.5pt" style:font-size-complex="9.5pt"/>
    </style:style>
    <style:style style:name="P10" style:family="paragraph" style:parent-style-name="Standard">
      <style:text-properties style:font-name="Verdana" fo:font-size="9.5pt" officeooo:rsid="0019c210" officeooo:paragraph-rsid="0019c210" style:font-size-asian="9.5pt" style:font-size-complex="9.5pt"/>
    </style:style>
    <style:style style:name="P11" style:family="paragraph" style:parent-style-name="Standard">
      <style:text-properties style:font-name="Verdana" fo:font-size="9.5pt" officeooo:paragraph-rsid="001ba7b1" style:font-size-asian="9.5pt" style:font-size-complex="9.5pt"/>
    </style:style>
    <style:style style:name="P12" style:family="paragraph" style:parent-style-name="Standard">
      <style:text-properties style:font-name="Verdana" fo:font-size="9.5pt" officeooo:paragraph-rsid="00133225" style:font-size-asian="9.5pt" style:font-size-complex="9.5pt"/>
    </style:style>
    <style:style style:name="P13" style:family="paragraph" style:parent-style-name="Standard">
      <style:text-properties style:font-name="Verdana" fo:font-size="9.5pt" officeooo:paragraph-rsid="00195cb6" style:font-size-asian="9.5pt" style:font-size-complex="9.5pt"/>
    </style:style>
    <style:style style:name="P14" style:family="paragraph" style:parent-style-name="Standard">
      <style:text-properties style:font-name="Verdana" fo:font-size="9.5pt" officeooo:paragraph-rsid="0015ffa6" style:font-size-asian="9.5pt" style:font-size-complex="9.5pt"/>
    </style:style>
    <style:style style:name="P15" style:family="paragraph" style:parent-style-name="Standard">
      <style:text-properties style:font-name="Verdana" fo:font-size="9.5pt" officeooo:rsid="0015ffa6" officeooo:paragraph-rsid="0015ffa6" style:font-size-asian="9.5pt" style:font-size-complex="9.5pt"/>
    </style:style>
    <style:style style:name="P16" style:family="paragraph" style:parent-style-name="Standard">
      <style:text-properties fo:color="#0066cc" style:font-name="Verdana" fo:font-size="9.5pt" fo:font-weight="bold" officeooo:rsid="00133225" officeooo:paragraph-rsid="0019c210" style:font-size-asian="9.5pt" style:font-weight-asian="bold" style:font-size-complex="9.5pt" style:font-weight-complex="bold"/>
    </style:style>
    <style:style style:name="P17" style:family="paragraph" style:parent-style-name="Standard">
      <style:text-properties fo:color="#0066cc" style:font-name="Verdana" fo:font-size="9.5pt" fo:font-weight="bold" officeooo:rsid="00133225" officeooo:paragraph-rsid="00195cb6" style:font-size-asian="9.5pt" style:font-weight-asian="bold" style:font-size-complex="9.5pt" style:font-weight-complex="bold"/>
    </style:style>
    <style:style style:name="P18" style:family="paragraph" style:parent-style-name="Standard">
      <style:text-properties fo:color="#0066cc" style:font-name="Verdana" fo:font-size="9.5pt" fo:font-weight="bold" officeooo:paragraph-rsid="0019c210" style:font-size-asian="9.5pt" style:font-weight-asian="bold" style:font-size-complex="9.5pt" style:font-weight-complex="bold"/>
    </style:style>
    <style:style style:name="P19" style:family="paragraph" style:parent-style-name="Standard">
      <style:text-properties fo:color="#0066cc" style:font-name="Verdana" fo:font-size="9.5pt" fo:font-weight="bold" officeooo:paragraph-rsid="00195cb6" style:font-size-asian="9.5pt" style:font-weight-asian="bold" style:font-size-complex="9.5pt" style:font-weight-complex="bold"/>
    </style:style>
    <style:style style:name="P20" style:family="paragraph" style:parent-style-name="Standard">
      <style:text-properties fo:color="#0066cc" style:font-name="Verdana" fo:font-size="9.5pt" fo:font-weight="bold" officeooo:rsid="00195cb6" officeooo:paragraph-rsid="00133225" style:font-size-asian="9.5pt" style:font-weight-asian="bold" style:font-size-complex="9.5pt" style:font-weight-complex="bold"/>
    </style:style>
    <style:style style:name="P21" style:family="paragraph" style:parent-style-name="Standard">
      <style:text-properties fo:font-size="9.5pt" officeooo:paragraph-rsid="00133225" style:font-size-asian="9.5pt" style:font-size-complex="9.5pt"/>
    </style:style>
    <style:style style:name="P22" style:family="paragraph" style:parent-style-name="Standard">
      <style:text-properties fo:color="#000000" style:font-name="Verdana" fo:font-size="9.5pt" fo:font-weight="normal" officeooo:rsid="00133225" officeooo:paragraph-rsid="00195cb6" style:font-size-asian="9.5pt" style:font-weight-asian="normal" style:font-size-complex="9.5pt" style:font-weight-complex="normal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Verdana" fo:font-size="10pt" officeooo:rsid="00133225" officeooo:paragraph-rsid="00133225" style:font-size-asian="10pt" style:font-size-complex="10pt"/>
    </style:style>
    <style:style style:name="P2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Verdana" fo:font-size="9.5pt" officeooo:rsid="00133225" officeooo:paragraph-rsid="00133225" style:font-size-asian="9.5pt" style:font-size-complex="9.5pt"/>
    </style:style>
    <style:style style:name="P2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Verdana" fo:font-size="9.5pt" officeooo:rsid="00133225" officeooo:paragraph-rsid="00195cb6" style:font-size-asian="9.5pt" style:font-size-complex="9.5pt"/>
    </style:style>
    <style:style style:name="P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Verdana" fo:font-size="9.5pt" officeooo:rsid="0015ffa6" officeooo:paragraph-rsid="0015ffa6" style:font-size-asian="9.5pt" style:font-size-complex="9.5pt"/>
    </style:style>
    <style:style style:name="T1" style:family="text">
      <style:text-properties officeooo:rsid="00133225"/>
    </style:style>
    <style:style style:name="T2" style:family="text">
      <style:text-properties officeooo:rsid="00133225" fo:background-color="#ffff00"/>
    </style:style>
    <style:style style:name="T3" style:family="text">
      <style:text-properties officeooo:rsid="00133225" fo:background-color="#00ff00"/>
    </style:style>
    <style:style style:name="T4" style:family="text">
      <style:text-properties style:font-name="Verdana" officeooo:rsid="00133225"/>
    </style:style>
    <style:style style:name="T5" style:family="text">
      <style:text-properties style:font-name="Verdana" officeooo:rsid="0019c210"/>
    </style:style>
    <style:style style:name="T6" style:family="text">
      <style:text-properties officeooo:rsid="0014a5d8"/>
    </style:style>
    <style:style style:name="T7" style:family="text">
      <style:text-properties officeooo:rsid="00133225" fo:background-color="#ff950e"/>
    </style:style>
    <style:style style:name="T8" style:family="text">
      <style:text-properties officeooo:rsid="0015ffa6"/>
    </style:style>
    <style:style style:name="T9" style:family="text">
      <style:text-properties fo:font-weight="bold" officeooo:rsid="00133225" style:font-weight-asian="bold" style:font-weight-complex="bold"/>
    </style:style>
    <style:style style:name="T10" style:family="text">
      <style:text-properties fo:color="#008000" officeooo:rsid="00133225"/>
    </style:style>
    <style:style style:name="T11" style:family="text">
      <style:text-properties fo:color="#008000" officeooo:rsid="0015ffa6"/>
    </style:style>
    <style:style style:name="T12" style:family="text">
      <style:text-properties fo:color="#008000" officeooo:rsid="00195cb6"/>
    </style:style>
    <style:style style:name="T13" style:family="text">
      <style:text-properties fo:color="#c5000b" officeooo:rsid="00133225"/>
    </style:style>
    <style:style style:name="T14" style:family="text">
      <style:text-properties officeooo:rsid="00195cb6"/>
    </style:style>
    <style:style style:name="T15" style:family="text">
      <style:text-properties fo:color="#0099ff" officeooo:rsid="00195cb6"/>
    </style:style>
    <style:style style:name="T16" style:family="text">
      <style:text-properties officeooo:rsid="0019c210"/>
    </style:style>
    <style:style style:name="T17" style:family="text">
      <style:text-properties fo:color="#0066cc" fo:font-weight="bold" officeooo:rsid="00133225" style:font-weight-asian="bold" style:font-weight-complex="bold"/>
    </style:style>
    <style:style style:name="T18" style:family="text">
      <style:text-properties fo:color="#0066cc" fo:font-weight="bold" officeooo:rsid="00195cb6" style:font-weight-asian="bold" style:font-weight-complex="bold"/>
    </style:style>
    <style:style style:name="T19" style:family="text">
      <style:text-properties fo:color="#0066cc" fo:font-weight="bold" officeooo:rsid="001d03ce" style:font-weight-asian="bold" style:font-weight-complex="bold"/>
    </style:style>
    <style:style style:name="T20" style:family="text">
      <style:text-properties officeooo:rsid="001d03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-- </text:span><text:span text:style-name="T3">Before the start</text:span><text:span text:style-name="T1"> –</text:span></text:p>
      <text:p text:style-name="P5"/>
      <text:p text:style-name="P5">Install MongoDB</text:p>
      <text:p text:style-name="P5"><text:tab/>Prepare a shortcut to start the server</text:p>
      <text:p text:style-name="P21"><text:span text:style-name="T4"><text:tab/></text:span><text:span text:style-name="T5">Deploy the DB with „albums“ as a db name</text:span></text:p>
      <text:p text:style-name="P5"><text:tab/>Check that MONGOVUE works and add a shortcut</text:p>
      <text:p text:style-name="P5">Start SQL Mgmt Studio and display Albums</text:p>
      <text:p text:style-name="P10">Start VisualStudio</text:p>
      <text:p text:style-name="P10"><text:tab/>Check the InternetConnection and installation of NugetPackages</text:p>
      <text:p text:style-name="P6"><text:tab/>Display the output window</text:p>
      <text:p text:style-name="P6">Open the Simple.Data.First.Demo and try it out with mongo and sql</text:p>
      <text:p text:style-name="P5"/>
      <text:p text:style-name="P4"><text:span text:style-name="T1">-- </text:span><text:span text:style-name="T3">First Demo</text:span><text:span text:style-name="T1"> --</text:span></text:p>
      <text:p text:style-name="P16"/>
      <text:p text:style-name="P18"><text:span text:style-name="T1">//</text:span><text:span text:style-name="T16">To Get this thing started</text:span></text:p>
      <text:p text:style-name="P7">const string conStr = </text:p>
      <text:p text:style-name="P11"><text:span text:style-name="T1">@"</text:span><text:span text:style-name="T2">Data Source=.\SQLEXPRESS;Initial Catalog=MvcMusicStore;Integrated Security=True</text:span><text:span text:style-name="T1">";</text:span></text:p>
      <text:p text:style-name="P5">var db = Database.OpenConnection(conStr);</text:p>
      <text:p text:style-name="P5"/>
      <text:p text:style-name="P12"><text:span text:style-name="T1">const string connectionString = @"</text:span><text:span text:style-name="T2">mongodb://localhost:27017/MvcMusicStore</text:span><text:span text:style-name="T1">";</text:span></text:p>
      <text:p text:style-name="P5">dynamic db = Database.Opener.OpenMongo(connectionString);</text:p>
      <text:p text:style-name="P5"/>
      <text:p text:style-name="P12"><text:span text:style-name="T1">var albums = db.albums.</text:span><text:span text:style-name="T9">FindAllByArtistId</text:span><text:span text:style-name="T1">(1);</text:span></text:p>
      <text:p text:style-name="P5"/>
      <text:p text:style-name="P5">foreach (var album in albums)</text:p>
      <text:p text:style-name="P5"><text:s text:c="4"/>Console.WriteLine(album.Title);</text:p>
      <text:p text:style-name="P5"/>
      <text:p text:style-name="P4"><text:span text:style-name="T1">-- </text:span><text:span text:style-name="T3">Hands On C_UD</text:span><text:span text:style-name="T1"> --</text:span></text:p>
      <text:p text:style-name="P8"/>
      <text:p text:style-name="P4"><text:span text:style-name="T1">- -</text:span><text:span text:style-name="T7">INSERT</text:span><text:span text:style-name="T1">- -</text:span></text:p>
      <text:p text:style-name="P8"/>
      <text:p text:style-name="P13"><text:span text:style-name="T17">//</text:span><text:span text:style-name="T18">Requires all the non-null parameters to be filled</text:span></text:p>
      <text:p text:style-name="P12"><text:span text:style-name="T1">db.albums.Insert(GenreId: 1, ArtistId: 1, Title: </text:span><text:span text:style-name="T13">"AAA"</text:span><text:span text:style-name="T1">, Price: 9);</text:span></text:p>
      <text:p text:style-name="P24"/>
      <text:p text:style-name="P5"/>
      <text:p text:style-name="P13"><text:span text:style-name="T17">//</text:span><text:span text:style-name="T19">Using</text:span><text:span text:style-name="T18"> a fully formed object</text:span></text:p>
      <text:p text:style-name="P5">internal class Album</text:p>
      <text:p text:style-name="P5">{</text:p>
      <text:p text:style-name="P12"><text:span text:style-name="T1"><text:s text:c="4"/>public </text:span><text:span text:style-name="T8">int</text:span><text:span text:style-name="T1"> GenreId { get; set; }</text:span></text:p>
      <text:p text:style-name="P14"><text:span text:style-name="T1"><text:s text:c="4"/>public </text:span><text:span text:style-name="T8">int</text:span><text:span text:style-name="T1"> ArtistId { get; set; }</text:span></text:p>
      <text:p text:style-name="P12"><text:span text:style-name="T1"><text:s text:c="4"/>public </text:span><text:span text:style-name="T8">s</text:span><text:span text:style-name="T1">tring Title { get; set; }</text:span></text:p>
      <text:p text:style-name="P14"><text:span text:style-name="T1"><text:s text:c="4"/>public </text:span><text:span text:style-name="T8">decimal</text:span><text:span text:style-name="T1"> Price { get; set; }</text:span></text:p>
      <text:p text:style-name="P5">}</text:p>
      <text:p text:style-name="P12"><text:span text:style-name="T1">db.albums.Insert(new Album { GenreId = 1, ArtistId = 1, Title = </text:span><text:span text:style-name="T13">"AAA"</text:span><text:span text:style-name="T1">, Price = 9});</text:span></text:p>
      <text:p text:style-name="P26"/>
      <text:p text:style-name="P15"/>
      <text:p text:style-name="P4"><text:span text:style-name="T1">- -</text:span><text:span text:style-name="T7">UPDATE</text:span><text:span text:style-name="T1">- -</text:span></text:p>
      <text:p text:style-name="P5"/>
      <text:p text:style-name="P19"><text:span text:style-name="T1">//</text:span><text:span text:style-name="T20">Using a</text:span><text:span text:style-name="T14"> full object</text:span></text:p>
      <text:p text:style-name="P5">var album = db.albums.Get(675);</text:p>
      <text:p text:style-name="P12"><text:span text:style-name="T1">album.Title = </text:span><text:span text:style-name="T13">"CCC"</text:span><text:span text:style-name="T1">;</text:span></text:p>
      <text:p text:style-name="P5">db.albums.Update(album);</text:p>
      <text:p text:style-name="P5"/>
      <text:p text:style-name="P4"><text:span text:style-name="T1">- -</text:span><text:span text:style-name="T7">DELETE</text:span><text:span text:style-name="T1">- -</text:span></text:p>
      <text:p text:style-name="P5"/>
      <text:p text:style-name="P19"><text:span text:style-name="T1">//</text:span><text:span text:style-name="T14">Delete a full object</text:span></text:p>
      <text:p text:style-name="P13"><text:span text:style-name="T1">var album = db.Albums.Get(67</text:span><text:span text:style-name="T14">5</text:span><text:span text:style-name="T1">);</text:span></text:p>
      <text:p text:style-name="P22">db.Albums.Delete(album);</text:p>
      <text:p text:style-name="P25"/>
      <text:p text:style-name="P5"/>
      <text:p text:style-name="P5"><text:soft-page-break/></text:p>
      <text:p text:style-name="P4"><text:span text:style-name="T1">-- </text:span><text:span text:style-name="T3">Hands On _R__</text:span><text:span text:style-name="T1"> --</text:span></text:p>
      <text:p text:style-name="P5"/>
      <text:p text:style-name="P19"><text:span text:style-name="T1">//</text:span><text:span text:style-name="T14">Simply retrieve all albums and check the data</text:span></text:p>
      <text:p text:style-name="P12"><text:span text:style-name="T1">var albums = db.Albums.All(); </text:span><text:span text:style-name="T10">//Show "Children Could not be evaluated" in debug mode</text:span></text:p>
      <text:p text:style-name="P5">var albums = db.Albums.All().ToList();</text:p>
      <text:p text:style-name="P24"/>
      <text:p text:style-name="P5"/>
      <text:p text:style-name="P13"><text:span text:style-name="T17">//</text:span><text:span text:style-name="T18">Multiple retrieve</text:span></text:p>
      <text:p text:style-name="P5">var albums = db.Albums.FindAll(db.Albums.ArtistId == 50).ToList();</text:p>
      <text:p text:style-name="P24"/>
      <text:p text:style-name="P5"/>
      <text:p text:style-name="P19"><text:span text:style-name="T1">//</text:span><text:span text:style-name="T14">Simpler form</text:span></text:p>
      <text:p text:style-name="P5">var albums = db.Albums.FindAllByArtistId(50).ToList();</text:p>
      <text:p text:style-name="P5"/>
      <text:p text:style-name="P5"/>
      <text:p text:style-name="P4"><text:span text:style-name="T1">-- </text:span><text:span text:style-name="T3">Hands On CAST</text:span><text:span text:style-name="T1"> </text:span><text:span text:style-name="T6">-</text:span><text:span text:style-name="T1">-</text:span></text:p>
      <text:p text:style-name="P5"/>
      <text:p text:style-name="P19"><text:span text:style-name="T1">//</text:span><text:span text:style-name="T14">Implicit casting to an album</text:span></text:p>
      <text:p text:style-name="P12"><text:span text:style-name="T1">Album album = db.albums.Get(392); </text:span><text:span text:style-name="T10">//Works as is</text:span></text:p>
      <text:p text:style-name="P24"/>
      <text:p text:style-name="P5"/>
      <text:p text:style-name="P19"><text:span text:style-name="T1">//</text:span><text:span text:style-name="T14">Casting to a list requires another function</text:span></text:p>
      <text:p text:style-name="P12"><text:span text:style-name="T1">var albums = db.albums.FindAllByGenreId(1).ToList(); </text:span><text:span text:style-name="T10">//Show the necessity to enumerate in </text:span><text:span text:style-name="T10">the debugger</text:span></text:p>
      <text:p text:style-name="P12"><text:span text:style-name="T1">IList&lt;Album&gt; albums = db.albums.FindAllByGenreId(1).ToList(); </text:span><text:span text:style-name="T10">// Exception, requires explicit cast</text:span></text:p>
      <text:p text:style-name="P12"><text:span text:style-name="T1">IList&lt;Album&gt; albums = db.albums.FindAllByGenreId(1).ToList&lt;Album&gt;(); </text:span><text:span text:style-name="T10">//Deploy in debugger</text:span></text:p>
      <text:p text:style-name="P5"/>
      <text:p text:style-name="P4"><text:span text:style-name="T1">-- </text:span><text:span text:style-name="T3">Hands On PRE JOINS</text:span><text:span text:style-name="T1"> --</text:span></text:p>
      <text:p text:style-name="P5"/>
      <text:p text:style-name="P19"><text:span text:style-name="T1">//</text:span><text:span text:style-name="T14">Experience the natural lazy-loading</text:span></text:p>
      <text:p text:style-name="P5">var artist = db.artists.Get(50);</text:p>
      <text:p text:style-name="P12"><text:span text:style-name="T1">foreach (var album in artist.Albums) </text:span><text:span text:style-name="T10">//Where does Albums come from?</text:span></text:p>
      <text:p text:style-name="P12"><text:span text:style-name="T1"><text:s text:c="4"/>Console.WriteLine(album.Title); <text:s/></text:span><text:span text:style-name="T10">//Show the second SQL select in the output</text:span></text:p>
      <text:p text:style-name="P24"/>
      <text:p text:style-name="P5"/>
      <text:p text:style-name="P19"><text:span text:style-name="T1">//</text:span><text:span text:style-name="T14">Cast the newly discovered natural way and see if it works</text:span></text:p>
      <text:p text:style-name="P5">internal class Artist</text:p>
      <text:p text:style-name="P5">{</text:p>
      <text:p text:style-name="P5"><text:s text:c="4"/>public Int32 ArtistId { get; set; }</text:p>
      <text:p text:style-name="P5"><text:s text:c="4"/>public String Name { get; set; }</text:p>
      <text:p text:style-name="P5"><text:s text:c="4"/>public IList&lt;Album&gt; Albums { get; set; }</text:p>
      <text:p text:style-name="P5">}</text:p>
      <text:p text:style-name="P5">Artist artist = db.Artists.Get(50);</text:p>
      <text:p text:style-name="P12"><text:span text:style-name="T1">foreach (var album in artist.Albums)</text:span><text:span text:style-name="T10">//No elements lazy-fetched</text:span></text:p>
      <text:p text:style-name="P5"><text:tab/>Console.WriteLine(album.Title);</text:p>
      <text:p text:style-name="P24"/>
      <text:p text:style-name="P5"/>
      <text:p text:style-name="P19"><text:span text:style-name="T1">//</text:span><text:span text:style-name="T14">Eager fetch the Albums to enable the cast to work</text:span></text:p>
      <text:p text:style-name="P12"><text:span text:style-name="T15">Artist</text:span><text:bookmark-start text:name="__DdeLink__6_1973951878"/><text:span text:style-name="T1"> artist = db.Artists.WithAlbums().Get(22); </text:span><text:span text:style-name="T10">//Eager fetch + casting</text:span></text:p>
      <text:p text:style-name="P5">foreach (var album in artist.Albums)</text:p>
      <text:p text:style-name="P5"><text:s text:c="4"/>Console.WriteLine(album.Title);<text:bookmark-end text:name="__DdeLink__6_1973951878"/></text:p>
      <text:p text:style-name="P5"/>
      <text:p text:style-name="P4"><text:span text:style-name="T1">-- </text:span><text:span text:style-name="T3">HandsOn POST JOINS</text:span><text:span text:style-name="T1"> --</text:span></text:p>
      <text:p text:style-name="P5"/>
      <text:p text:style-name="P19"><text:span text:style-name="T1">//</text:span><text:span text:style-name="T14">Natural chaining in a select to perform an eager loading</text:span></text:p>
      <text:p text:style-name="P5">var albums = db.Albums</text:p>
      <text:p text:style-name="P5"><text:s/><text:tab/><text:tab/><text:tab/><text:tab/>.FindAllByGenreId(1)</text:p>
      <text:p text:style-name="P12"><text:span text:style-name="T1"><text:s text:c="4"/><text:tab/><text:tab/><text:tab/>.Select(db.Albums.Title, db.Albums.Genre.Name) </text:span><text:span text:style-name="T10">//Chaining tables eager </text:span><text:soft-page-break/><text:span text:style-name="T10">loads</text:span></text:p>
      <text:p text:style-name="P5"><text:s text:c="4"/><text:tab/><text:tab/><text:tab/>.ToList();</text:p>
      <text:p text:style-name="P24"/>
      <text:p text:style-name="P5"/>
      <text:p text:style-name="P19"><text:span text:style-name="T1">//</text:span><text:span text:style-name="T14">Casting does not work due to the POCO not reflecting the selected data</text:span></text:p>
      <text:p text:style-name="P5">IList&lt;Album&gt; albums = db.Albums</text:p>
      <text:p text:style-name="P5"><text:s text:c="16"/>.FindAllByGenreId(1)</text:p>
      <text:p text:style-name="P12"><text:span text:style-name="T1"><text:s text:c="16"/>.Select(db.Albums.Title, db.Albums.Genre.Name) </text:span><text:span text:style-name="T10">//Name is obviously not casted</text:span></text:p>
      <text:p text:style-name="P5"><text:s text:c="16"/>.ToList&lt;Album&gt;();</text:p>
      <text:p text:style-name="P24"/>
      <text:p text:style-name="P5"/>
      <text:p text:style-name="P19"><text:span text:style-name="T1">//</text:span><text:span text:style-name="T14">POCO modification and casting</text:span></text:p>
      <text:p text:style-name="P5">internal class Album</text:p>
      <text:p text:style-name="P5">{</text:p>
      <text:p text:style-name="P5"><text:s text:c="4"/>...</text:p>
      <text:p text:style-name="P13"><text:span text:style-name="T1"><text:s text:c="4"/>public string Name { get; set; } </text:span><text:span text:style-name="T10">//Add a Name</text:span></text:p>
      <text:p text:style-name="P5">}</text:p>
      <text:p text:style-name="P9">IList&lt;Album&gt; albums = db.Albums</text:p>
      <text:p text:style-name="P9"><text:s text:c="16"/>.FindAllByGenreId(1)</text:p>
      <text:p text:style-name="P13"><text:span text:style-name="T1"><text:s text:c="16"/>.Select(db.Albums.Title, db.Albums.Genre.Name) </text:span><text:span text:style-name="T10">//Name is </text:span><text:span text:style-name="T12">now</text:span><text:span text:style-name="T10"> casted</text:span></text:p>
      <text:p text:style-name="P9"><text:s text:c="16"/>.ToList&lt;Album&gt;();</text:p>
      <text:p text:style-name="P24"/>
      <text:p text:style-name="P5"/>
      <text:p text:style-name="P19"><text:span text:style-name="T1">//</text:span><text:span text:style-name="T14">What if the collection has a different name?</text:span></text:p>
      <text:p text:style-name="P5">internal class Album</text:p>
      <text:p text:style-name="P5">{</text:p>
      <text:p text:style-name="P5"><text:s text:c="4"/>...</text:p>
      <text:p text:style-name="P5"><text:s text:c="4"/>public string GenreName { get; set; }</text:p>
      <text:p text:style-name="P5">}</text:p>
      <text:p text:style-name="P5">IList&lt;Album&gt; albums = db.Albums</text:p>
      <text:p text:style-name="P5"><text:s text:c="16"/>.FindAllByGenreId(1)</text:p>
      <text:p text:style-name="P12"><text:span text:style-name="T1"><text:s text:c="16"/>.Select(db.Albums.Title, db.Albums.Genre.Name.As("GenreName")) </text:span><text:span text:style-name="T10">//Introduce AS</text:span></text:p>
      <text:p text:style-name="P5"><text:s text:c="16"/>.ToList&lt;Album&gt;();</text:p>
      <text:p text:style-name="P24"/>
      <text:p text:style-name="P17"/>
      <text:p text:style-name="P19"><text:span text:style-name="T1">//</text:span><text:span text:style-name="T14">What if I want to join „a batch“ of data?</text:span></text:p>
      <text:p text:style-name="P12"><text:span text:style-name="T1">var albumsWith = db.Albums.All().WithArtists().ToList(); </text:span><text:span text:style-name="T10">//Artists are joined as a dynamic sub-element</text:span></text:p>
      <text:p text:style-name="P24"/>
      <text:p text:style-name="P5"/>
      <text:p text:style-name="P20">//Display all the albums of a band, the band name and genre of the album (join on 3 tables)</text:p>
      <text:p text:style-name="P5">var albums = db.Albums.FindAllByArtistId(50)</text:p>
      <text:p text:style-name="P5"><text:s text:c="15"/>.Select(</text:p>
      <text:p text:style-name="P12"><text:span text:style-name="T1"><text:s text:c="19"/>db.Albums.Artist.Name.As(</text:span><text:span text:style-name="T13">"ArtistName"</text:span><text:span text:style-name="T1">),</text:span></text:p>
      <text:p text:style-name="P5"><text:s text:c="19"/>db.Albums.Title,</text:p>
      <text:p text:style-name="P12"><text:span text:style-name="T1"><text:s text:c="19"/>db.Albums.Genre.Name.As(</text:span><text:span text:style-name="T13">"GenreName"</text:span><text:span text:style-name="T1">)</text:span></text:p>
      <text:p text:style-name="P5"><text:s text:c="19"/>)</text:p>
      <text:p text:style-name="P12"><text:span text:style-name="T1"><text:s text:c="15"/>.LeftJoin(db.Artist).On(db.Artists.ArtistId == db.Albums.ArtistId) <text:s text:c="2"/><text:tab/></text:span><text:span text:style-name="T10">//Join</text:span><text:span text:style-name="T11">1</text:span></text:p>
      <text:p text:style-name="P12"><text:span text:style-name="T1"><text:s text:c="15"/>.LeftJoin(db.Genre).On(db.Genre.GenreId == db.Albums.GenreId)<text:tab/></text:span><text:span text:style-name="T10">//Join</text:span><text:span text:style-name="T11">2</text:span></text:p>
      <text:p text:style-name="P5"><text:s text:c="15"/>.ToList();</text:p>
      <text:p text:style-name="P2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Bourguignon</meta:initial-creator>
    <meta:creation-date>2013-06-14T13:29:57.62</meta:creation-date>
    <dc:date>2013-06-20T12:18:53.32</dc:date>
    <dc:creator>Tim Bourguignon</dc:creator>
    <meta:editing-duration>PT1H6M51S</meta:editing-duration>
    <meta:editing-cycles>8</meta:editing-cycles>
    <meta:generator>LibreOffice/4.0.1.2$Windows_x86 LibreOffice_project/84102822e3d61eb989ddd325abf1ac077904985</meta:generator>
    <meta:printed-by>Tim Bourguignon</meta:printed-by>
    <meta:print-date>2013-06-14T14:51:25.10</meta:print-date>
    <meta:document-statistic meta:table-count="0" meta:image-count="0" meta:object-count="0" meta:page-count="3" meta:paragraph-count="119" meta:word-count="581" meta:character-count="4730" meta:non-whitespace-character-count="3901"/>
  </office:meta>
</office:document-meta>
</file>